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CC – MBA em Ciência de Dado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nrique Cursino Vieir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rgunta de pesqui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tilizando o método PICo</text:p>
                <text:list>
                  <text:list-item>
                    <text:p>P – População, Paciente ou Problema</text:p>
                  </text:list-item>
                  <text:list-item>
                    <text:p>I – Interesse</text:p>
                  </text:list-item>
                  <text:list-item>
                    <text:p>Co – Contexto</text:p>
                  </text:list-item>
                </text:list>
              </text:list-item>
              <text:list-item>
                <text:p>Onde temos:</text:p>
                <text:list>
                  <text:list-item>
                    <text:p>P – Categorização de patentes</text:p>
                  </text:list-item>
                  <text:list-item>
                    <text:p><text:span text:style-name="T1">I – Modelo de classificação baseado em florestas aleatórias</text:span></text:p>
                  </text:list-item>
                  <text:list-item>
                    <text:p><text:span text:style-name="T1">Co – Aplicado a Agronom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Qual a acurácia na categorização de patentes com o modelo de classificação baseado em floresta aleatória aplicado a Agronomia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vantamento dos term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 – patentes / patents</text:p>
              </text:list-item>
              <text:list-item>
                <text:p>I – floresta aleatória / random forest</text:p>
              </text:list-item>
              <text:list-item>
                <text:p>Co – agronomia / agronomy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Elaboração da estratégia de busca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atents AND “random forest” AND AGRONOMY</text:p>
              </text:list-item>
              <text:list-item>
                <text:p>Patents AND “random forest”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3:05:32.289209113</meta:creation-date>
    <meta:editing-duration>PT4H31M41S</meta:editing-duration>
    <meta:editing-cycles>23</meta:editing-cycles>
    <meta:generator>LibreOffice/6.0.7.3$Linux_X86_64 LibreOffice_project/00m0$Build-3</meta:generator>
    <dc:title>Vivid</dc:title>
    <dc:date>2020-07-17T15:10:28.825691436</dc:date>
    <meta:document-statistic meta:object-count="59"/>
  </office:meta>
</office:document-meta>
</file>